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5" style:family="paragraph" style:parent-style-name="Footnote">
      <style:text-properties officeooo:rsid="04ba495b" officeooo:paragraph-rsid="04ba495b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10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23e4245" style:font-style-asian="normal" style:font-style-complex="normal"/>
    </style:style>
    <style:style style:name="T124" style:family="text">
      <style:text-properties fo:font-style="normal" officeooo:rsid="03dd4f18" style:font-style-asian="normal" style:font-style-complex="normal"/>
    </style:style>
    <style:style style:name="T125" style:family="text">
      <style:text-properties officeooo:rsid="000a14f6"/>
    </style:style>
    <style:style style:name="T126" style:family="text">
      <style:text-properties officeooo:rsid="005714b7"/>
    </style:style>
    <style:style style:name="T127" style:family="text">
      <style:text-properties officeooo:rsid="00880dbe"/>
    </style:style>
    <style:style style:name="T128" style:family="text">
      <style:text-properties officeooo:rsid="007c6d62"/>
    </style:style>
    <style:style style:name="T129" style:family="text">
      <style:text-properties officeooo:rsid="01c4f176"/>
    </style:style>
    <style:style style:name="T130" style:family="text">
      <style:text-properties officeooo:rsid="03b4652d"/>
    </style:style>
    <style:style style:name="T131" style:family="text">
      <style:text-properties officeooo:rsid="0473a949"/>
    </style:style>
    <style:style style:name="T132" style:family="text">
      <style:text-properties officeooo:rsid="0387836c"/>
    </style:style>
    <style:style style:name="T133" style:family="text">
      <style:text-properties officeooo:rsid="023c6ef8"/>
    </style:style>
    <style:style style:name="T134" style:family="text">
      <style:text-properties officeooo:rsid="023d86f1"/>
    </style:style>
    <style:style style:name="T135" style:family="text">
      <style:text-properties officeooo:rsid="023e4245"/>
    </style:style>
    <style:style style:name="T136" style:family="text">
      <style:text-properties style:font-name="EB Garamond 12 All SC"/>
    </style:style>
    <style:style style:name="T137" style:family="text">
      <style:text-properties style:font-name="EB Garamond 12 All SC" officeooo:rsid="03106751"/>
    </style:style>
    <style:style style:name="T138" style:family="text">
      <style:text-properties style:font-name="EB Garamond 12 All SC" officeooo:rsid="036370f1"/>
    </style:style>
    <style:style style:name="T139" style:family="text">
      <style:text-properties style:font-name="EB Garamond 12 All SC" officeooo:rsid="039b4bec"/>
    </style:style>
    <style:style style:name="T140" style:family="text">
      <style:text-properties style:font-name="EB Garamond 12 All SC" officeooo:rsid="03dd4f18"/>
    </style:style>
    <style:style style:name="T141" style:family="text">
      <style:text-properties officeooo:rsid="02f83ef8"/>
    </style:style>
    <style:style style:name="T142" style:family="text">
      <style:text-properties officeooo:rsid="030830fa"/>
    </style:style>
    <style:style style:name="T143" style:family="text">
      <style:text-properties officeooo:rsid="030fd317"/>
    </style:style>
    <style:style style:name="T144" style:family="text">
      <style:text-properties officeooo:rsid="030feb5b"/>
    </style:style>
    <style:style style:name="T145" style:family="text">
      <style:text-properties officeooo:rsid="03106751"/>
    </style:style>
    <style:style style:name="T146" style:family="text">
      <style:text-properties officeooo:rsid="0317482f"/>
    </style:style>
    <style:style style:name="T147" style:family="text">
      <style:text-properties officeooo:rsid="0318bade"/>
    </style:style>
    <style:style style:name="T148" style:family="text">
      <style:text-properties officeooo:rsid="031c8e32"/>
    </style:style>
    <style:style style:name="T149" style:family="text">
      <style:text-properties officeooo:rsid="031e39c1"/>
    </style:style>
    <style:style style:name="T150" style:family="text">
      <style:text-properties officeooo:rsid="031f6f79"/>
    </style:style>
    <style:style style:name="T151" style:family="text">
      <style:text-properties officeooo:rsid="03204260"/>
    </style:style>
    <style:style style:name="T152" style:family="text">
      <style:text-properties officeooo:rsid="03279c5c"/>
    </style:style>
    <style:style style:name="T153" style:family="text">
      <style:text-properties officeooo:rsid="032cf4d4"/>
    </style:style>
    <style:style style:name="T154" style:family="text">
      <style:text-properties officeooo:rsid="0332c404"/>
    </style:style>
    <style:style style:name="T155" style:family="text">
      <style:text-properties officeooo:rsid="03344961"/>
    </style:style>
    <style:style style:name="T156" style:family="text">
      <style:text-properties officeooo:rsid="0303035b"/>
    </style:style>
    <style:style style:name="T157" style:family="text">
      <style:text-properties officeooo:rsid="01dff054"/>
    </style:style>
    <style:style style:name="T158" style:family="text">
      <style:text-properties officeooo:rsid="033abe56"/>
    </style:style>
    <style:style style:name="T159" style:family="text">
      <style:text-properties officeooo:rsid="033bb695"/>
    </style:style>
    <style:style style:name="T160" style:family="text">
      <style:text-properties officeooo:rsid="03401ab6"/>
    </style:style>
    <style:style style:name="T161" style:family="text">
      <style:text-properties officeooo:rsid="0340fb2a"/>
    </style:style>
    <style:style style:name="T162" style:family="text">
      <style:text-properties officeooo:rsid="0342b723"/>
    </style:style>
    <style:style style:name="T163" style:family="text">
      <style:text-properties officeooo:rsid="0349c53c"/>
    </style:style>
    <style:style style:name="T164" style:family="text">
      <style:text-properties officeooo:rsid="034ca3bb"/>
    </style:style>
    <style:style style:name="T165" style:family="text">
      <style:text-properties officeooo:rsid="034da74b"/>
    </style:style>
    <style:style style:name="T166" style:family="text">
      <style:text-properties officeooo:rsid="03524698"/>
    </style:style>
    <style:style style:name="T167" style:family="text">
      <style:text-properties officeooo:rsid="0358658f"/>
    </style:style>
    <style:style style:name="T168" style:family="text">
      <style:text-properties officeooo:rsid="035bc375"/>
    </style:style>
    <style:style style:name="T169" style:family="text">
      <style:text-properties officeooo:rsid="035f39f7"/>
    </style:style>
    <style:style style:name="T170" style:family="text">
      <style:text-properties officeooo:rsid="036370f1"/>
    </style:style>
    <style:style style:name="T171" style:family="text">
      <style:text-properties officeooo:rsid="03641507"/>
    </style:style>
    <style:style style:name="T172" style:family="text">
      <style:text-properties officeooo:rsid="036cdd8a"/>
    </style:style>
    <style:style style:name="T173" style:family="text">
      <style:text-properties officeooo:rsid="037937f9"/>
    </style:style>
    <style:style style:name="T174" style:family="text">
      <style:text-properties officeooo:rsid="037ed729"/>
    </style:style>
    <style:style style:name="T175" style:family="text">
      <style:text-properties officeooo:rsid="037fff5e"/>
    </style:style>
    <style:style style:name="T176" style:family="text">
      <style:text-properties officeooo:rsid="03831ae6"/>
    </style:style>
    <style:style style:name="T177" style:family="text">
      <style:text-properties officeooo:rsid="03854bf5"/>
    </style:style>
    <style:style style:name="T178" style:family="text">
      <style:text-properties officeooo:rsid="038e80b9"/>
    </style:style>
    <style:style style:name="T179" style:family="text">
      <style:text-properties officeooo:rsid="03918c11"/>
    </style:style>
    <style:style style:name="T180" style:family="text">
      <style:text-properties officeooo:rsid="03952c12"/>
    </style:style>
    <style:style style:name="T181" style:family="text">
      <style:text-properties officeooo:rsid="03983fcf"/>
    </style:style>
    <style:style style:name="T182" style:family="text">
      <style:text-properties officeooo:rsid="039b4bec"/>
    </style:style>
    <style:style style:name="T183" style:family="text">
      <style:text-properties officeooo:rsid="039d2eba"/>
    </style:style>
    <style:style style:name="T184" style:family="text">
      <style:text-properties officeooo:rsid="03a18218"/>
    </style:style>
    <style:style style:name="T185" style:family="text">
      <style:text-properties officeooo:rsid="03a72969"/>
    </style:style>
    <style:style style:name="T186" style:family="text">
      <style:text-properties officeooo:rsid="03ab176e"/>
    </style:style>
    <style:style style:name="T187" style:family="text">
      <style:text-properties officeooo:rsid="03aee913"/>
    </style:style>
    <style:style style:name="T188" style:family="text">
      <style:text-properties officeooo:rsid="03b19c19"/>
    </style:style>
    <style:style style:name="T189" style:family="text">
      <style:text-properties officeooo:rsid="03b3996b"/>
    </style:style>
    <style:style style:name="T190" style:family="text">
      <style:text-properties officeooo:rsid="03b5d4a5"/>
    </style:style>
    <style:style style:name="T191" style:family="text">
      <style:text-properties officeooo:rsid="03bdb81d"/>
    </style:style>
    <style:style style:name="T192" style:family="text">
      <style:text-properties officeooo:rsid="03bff2f4"/>
    </style:style>
    <style:style style:name="T193" style:family="text">
      <style:text-properties officeooo:rsid="03c34695"/>
    </style:style>
    <style:style style:name="T194" style:family="text">
      <style:text-properties officeooo:rsid="03c885b3"/>
    </style:style>
    <style:style style:name="T195" style:family="text">
      <style:text-properties officeooo:rsid="03cb5823"/>
    </style:style>
    <style:style style:name="T196" style:family="text">
      <style:text-properties officeooo:rsid="03cf8ea7"/>
    </style:style>
    <style:style style:name="T197" style:family="text">
      <style:text-properties officeooo:rsid="03d5f74d"/>
    </style:style>
    <style:style style:name="T198" style:family="text">
      <style:text-properties officeooo:rsid="03d642f3"/>
    </style:style>
    <style:style style:name="T199" style:family="text">
      <style:text-properties officeooo:rsid="03d8cc66"/>
    </style:style>
    <style:style style:name="T200" style:family="text">
      <style:text-properties officeooo:rsid="03d92018"/>
    </style:style>
    <style:style style:name="T201" style:family="text">
      <style:text-properties officeooo:rsid="03daea6f"/>
    </style:style>
    <style:style style:name="T202" style:family="text">
      <style:text-properties officeooo:rsid="03dd4f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29">Esser-</text:span>Skala, 20<text:span text:style-name="T145">20</text:span></text:p>
      <text:p text:style-name="P25"/>
      <text:p text:style-name="P25"/>
      <text:p text:style-name="P12">© 20<text:span text:style-name="T145">20</text:span> by Wolfgang <text:span text:style-name="T129">Esser-</text:span>Skala. This edition is licensed under the Creative Commons Attribution<text:span text:style-name="T127">-NonCommercial-ShareAlike</text:span> 4.0 International License. To view a copy of this license, visit http://creativecommons.org/licenses/by<text:span text:style-name="T128">-nc-sa</text:span>/4.0/. </text:p>
      <text:p text:style-name="P11"/>
      <text:p text:style-name="P13">Music engraving by LilyPond 2.18.0 (http://www.lilypond.org).<text:span text:style-name="T126"><text:line-break/>Front matter</text:span> typeset with EB Garamond (http://www.georgduffner.at/ebgaramond).</text:p>
      <text:p text:style-name="P25"/>
      <text:p text:style-name="P10">First <text:span text:style-name="T129">version</text:span>, <text:span text:style-name="T145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4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3">https://digital.staatsbibliothek-berlin.de/werkansicht/?PPN=PPN1023705923<text:line-break/><text:tab/></text:span>(siglum<text:span text:style-name="T131"> </text:span>Mus.<text:span text:style-name="T133">ms. 21400</text:span>)</text:p>
      <text:p text:style-name="P2"/>
      <text:p text:style-name="P7">In general, this edition closely follows the <text:span text:style-name="T132">manuscript. </text:span>Any<text:span text:style-name="T141"> </text:span>changes <text:span text:style-name="T12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5">Abbreviations: <text:span text:style-name="T156">A, alto; B, basso; </text:span>Ms, manuscript;<text:span text:style-name="T133"> </text:span>org, organ; <text:span text:style-name="T15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74"> (bars in parentheses)</text:span>: 1.3 (15 to 18)<text:span text:style-name="T150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0">Esser-</text:span>Skala</text:p>
      <text:p text:style-name="P23"/>
      <text:p text:style-name="P23"/>
      <text:p text:style-name="P24"><text:span text:style-name="T162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7"><text:line-break/>Das wehmüthige Schäflein (Canto 2)<text:line-break/>Das Evangelium (Alto 1, 2)<text:line-break/>Der Evangeliſte (Tenore)<text:line-break/></text:span><text:soft-page-break/><text:span text:style-name="T197"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42">-</text:span> und ſter<text:span text:style-name="T142">-</text:span><text:line-break/>bende<text:line-break/>Gute Hirte,<text:line-break/>am<text:line-break/>Heil. Char<text:span text:style-name="T142">-</text:span>Freytage,<text:line-break/>1727<text:line-break/>In Hoch<text:span text:style-name="T142">-</text:span>Fürſtl. Schloß<text:span text:style-name="T142">-</text:span>Kirche<text:line-break/>zum Friedenſtein,<text:line-break/>Musicaliſch aufgeführet,<text:line-break/>und in<text:line-break/>gebundene und harmoniſche Zei<text:span text:style-name="T142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42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42"><text:tab/></text:span><text:line-break/><text:line-break/>Du ſollſt in dieſen Blättern deinen Heyland in ſeinem blutigen Leiden und Sterben ſehen. Dir iſt aber nicht unbekandt, wie e<text:span text:style-name="T14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2">Weder</text:span> mein Vorſatz, noch der Raum <text:span text:style-name="T142">l</text:span>eiden es, die Zärtlichkeiten, womit ein treuer Hirte ſeiner geliebten Heerde<text:span text:style-name="T142"> begegnet, hier weitläufig zu beſchreiben, ſondern ich ſetze nur die Worte Jeſu, Joh. X: </text:span><text:span text:style-name="T2">Ein guter Hirte läſſet ſein Leben für die Schafe</text:span><text:span text:style-name="T142">, zu weiterer Betrachtung auch, weil doch von der Liebe eines </text:span><text:span text:style-name="T2">guten Hirten</text:span><text:span text:style-name="T142"> gegen ſeine Heerde gewiß keine größre Probe verlanget, mithin auch nichts Höhers geſagt werden kan.<text:tab/><text:line-break/>Und ſiehe! hier lieget </text:span><text:span text:style-name="T2">dein guter Hirte</text:span><text:span text:style-name="T14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2">. O! ſo erſchrick demnach vor dem Donner des </text:span><text:span text:style-name="T2">Geſetzes</text:span><text:span text:style-name="T142">, wenn du bey ſeinem Tode Berge und Felſen, als erſtaunliche Trauer-Glocken klingen höreſt. Verbinde aber auch dein Hertze mit den Troſt-Sp??ereyen des ſüßen </text:span><text:span text:style-name="T2">Evangelii</text:span><text:span text:style-name="T142">, wenn du bedenkeſt, daß alle deine Sünden in dem Grabe deines </text:span><text:span text:style-name="T2">guten Hirten</text:span><text:span text:style-name="T142"> verſchloßen seyn. So wirſt du ſeinen Sterbens-Tag, als ein getreues </text:span><text:span text:style-name="T2">Schäflein</text:span><text:span text:style-name="T142"> ihm wohlgefällig, und dir höchſt-erſprießlich begehren, und dermahleinſt mit ihm dich ewig erfreuen.</text:span></text:p>
      <text:p text:style-name="P18"><text:soft-page-break/><text:span text:style-name="T136">p a r s <text:s text:c="2"/></text:span><text:span text:style-name="T137">i</text:span></text:p>
      <text:p text:style-name="P14"/>
      <text:p text:style-name="P31">1<text:span text:style-name="T135">.1</text:span><text:tab/>Choral: <text:tab/><text:span text:style-name="T145">Jeſu! frommer Menschenheerden<text:tab/>3</text:span><text:line-break/><text:line-break/><text:span text:style-name="T13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46">1.2<text:tab/>Recitativo:<text:tab/>Betrübter Fall! ach unglückſeelger Bißen!<text:tab/>1</text:span><text:span text:style-name="T11"><text:line-break/><text:line-break/></text:span><text:span text:style-name="T146">Das</text:span><text:span text:style-name="T11"><text:tab/>Betrübter Fall! ach unglückſeelger Bißen!<text:line-break/></text:span><text:span text:style-name="T146">verlohrne</text:span><text:span text:style-name="T11"><text:tab/>Wie viel haſt du mir doch entrißen?<text:line-break/></text:span><text:span text:style-name="T14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47">1.3<text:tab/>Aria:<text:tab/>Ach, wo bin ich hingerathen<text:tab/>1</text:span><text:span text:style-name="T13"><text:line-break/><text:line-break/></text:span><text:span text:style-name="T147">Das</text:span><text:span text:style-name="T13"><text:tab/>Ach, wo bin ich hingerathen!<text:line-break/></text:span><text:span text:style-name="T146">verlohrne</text:span><text:span text:style-name="T13"><text:tab/>Ach, wie hab ich mich verirrt!<text:line-break/></text:span><text:span text:style-name="T14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48">1.4<text:tab/>Recitativo:<text:tab/>Auf Sünde folget Fluch und Strafe<text:tab/>1</text:span><text:span text:style-name="T15"><text:line-break/><text:line-break/></text:span><text:span text:style-name="T14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49">1.5<text:tab/>Aria:<text:tab/>Wer ein Paradieß verſchertzet<text:tab/>1</text:span><text:span text:style-name="T17"><text:line-break/><text:line-break/></text:span><text:span text:style-name="T14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5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49">1.7<text:tab/>Aria:<text:tab/>Sein Hertze brennt in ſüßen Liebesflammen<text:tab/>1<text:line-break/><text:line-break/>Das</text:span><text:span text:style-name="T17"><text:tab/>Sein Hertze brennt in ſüßen Liebesflammen</text:span><text:span text:style-name="T14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4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4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52">1.9<text:tab/>Choral: <text:tab/>Hungrig, durſtig und ſehr matt<text:tab/>3</text:span><text:span text:style-name="T20"><text:line-break/><text:line-break/></text:span><text:span text:style-name="T13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53">1</text:span>.<text:span text:style-name="T15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48">1.11<text:tab/>Recitativo:<text:tab/>Die Liebe deines Hirten<text:tab/>1</text:span><text:span text:style-name="T27"><text:line-break/><text:line-break/></text:span><text:span text:style-name="T154">Der</text:span><text:span text:style-name="T27"><text:tab/></text:span><text:span text:style-name="T28">Die Liebe deines Hirten<text:line-break/></text:span><text:span text:style-name="T15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53">1.12<text:tab/>Aria:<text:tab/>Dein Exempel ſoll mir ſtets vor Augen seyn<text:tab/>1</text:span><text:span text:style-name="T29"><text:line-break/><text:line-break/></text:span><text:span text:style-name="T155">Das<text:tab/></text:span><text:span text:style-name="T29">Dein Exempe</text:span><text:span text:style-name="T35">l</text:span><text:span text:style-name="T155"><text:line-break/>demüthige</text:span><text:span text:style-name="T29"><text:tab/>ſoll mir ſtets</text:span><text:span text:style-name="T36"> vor Augen seyn.</text:span><text:span text:style-name="T29"><text:line-break/></text:span><text:span text:style-name="T15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48">1.13<text:tab/>Recitativo:<text:tab/>Ein böſes Schaf von Jesu guter Heerde<text:tab/>1</text:span><text:span text:style-name="T38"><text:line-break/><text:line-break/></text:span><text:span text:style-name="T158">Der</text:span><text:span text:style-name="T38"><text:tab/>Ein böſes Schaf von Jesu </text:span><text:span text:style-name="T40">g</text:span><text:span text:style-name="T38">uter Heerde,<text:line-break/></text:span><text:span text:style-name="T15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5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4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60">1.16<text:tab/>Recitativo:<text:tab/>Gott muß durch Blut und Todt verſöhnet ſeyn<text:tab/>1</text:span><text:span text:style-name="T43"><text:line-break/><text:line-break/></text:span><text:span text:style-name="T16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1">Das</text:span><text:span text:style-name="T44"><text:tab/>Und dieſer hat ſich in die Pein<text:line-break/></text:span><text:span text:style-name="T161">Evangelium</text:span><text:span text:style-name="T44"><text:tab/>aus Liebe für dich hingegeben.<text:line-break/><text:line-break/></text:span><text:span text:style-name="T16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1">Das</text:span><text:span text:style-name="T44"><text:tab/>Dein Hirte aber reißt dich aus dem Folter Hauß<text:line-break/></text:span><text:span text:style-name="T16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6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6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4">JESUS, der</text:span><text:span text:style-name="T49"><text:tab/>Mein Vater! kan es möglich ſeyn,<text:line-break/></text:span><text:span text:style-name="T16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5">Der</text:span><text:span text:style-name="T50"><text:tab/>Der einzge Troſt auf dieſer Welt,<text:line-break/></text:span><text:span text:style-name="T16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6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6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6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6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6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36">p a r s <text:s text:c="2"/></text:span><text:span text:style-name="T137">i</text:span><text:span text:style-name="T138">I</text:span></text:p>
      <text:p text:style-name="P15"/>
      <text:p text:style-name="P38"><text:span text:style-name="T170">2.1<text:tab/>Recitativo: <text:tab/>Nun ſtellt ſich der Verräther ein<text:tab/>1</text:span><text:span text:style-name="T59"><text:line-break/><text:line-break/></text:span><text:span text:style-name="T170">Der</text:span><text:span text:style-name="T59"><text:tab/>Nun ſtellt ſich der Verräther ein</text:span><text:span text:style-name="T60">,</text:span><text:span text:style-name="T59"><text:line-break/></text:span><text:span text:style-name="T17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7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70">2.3<text:tab/>Recitativo: <text:tab/>Der große Hirte wird geſchlagen<text:tab/>1</text:span><text:span text:style-name="T59"><text:line-break/><text:line-break/></text:span><text:span text:style-name="T170">Der</text:span><text:span text:style-name="T59"><text:tab/></text:span><text:span text:style-name="T66">Der große Hirte wird geſchlagen,</text:span><text:span text:style-name="T59"><text:line-break/></text:span><text:span text:style-name="T17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7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7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7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75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7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7">JESUS, der</text:span><text:span text:style-name="T79"><text:tab/>Du sagsts</text:span><text:span text:style-name="T80">,</text:span><text:span text:style-name="T79"><text:line-break/></text:span><text:span text:style-name="T177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7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7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79">Das</text:span><text:span text:style-name="T84"><text:tab/>Mein Hertz erbebt, wenn es bedencket,<text:line-break/></text:span><text:span text:style-name="T179">erſchrockene</text:span><text:span text:style-name="T84"><text:tab/>was ich verübt!<text:line-break/></text:span><text:span text:style-name="T179">Schäflein</text:span><text:span text:style-name="T84"><text:tab/><text:line-break/><text:line-break/></text:span><text:span text:style-name="T179">Das</text:span><text:span text:style-name="T84"><text:tab/>In dem, der dich biß in den Tod geliebt,<text:line-break/></text:span><text:span text:style-name="T179">Evangelium</text:span><text:span text:style-name="T84"><text:tab/>iſt alles dir geſchenket.</text:span></text:p>
      <text:p text:style-name="P70"/>
      <text:p text:style-name="P70"/>
      <text:p text:style-name="P72"><text:span text:style-name="T17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80">2</text:span>.1<text:span text:style-name="T180">4</text:span><text:tab/>Recitativo:<text:tab/><text:span text:style-name="T180">Wie kan ich Ihm doch danckbar seyn?</text:span><text:tab/>1<text:span text:style-name="T85"><text:line-break/><text:line-break/></text:span><text:span text:style-name="T180">Das danckbare</text:span><text:span text:style-name="T85"><text:tab/>Wie kan ich Ihm doch danckbar seyn?<text:line-break/></text:span><text:span text:style-name="T180">Schäflein</text:span><text:span text:style-name="T85"><text:tab/><text:line-break/><text:line-break/></text:span><text:span text:style-name="T180">Das</text:span><text:span text:style-name="T85"><text:tab/>Bereue deine Schuld,<text:line-break/></text:span><text:span text:style-name="T180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80">2</text:span>.15<text:tab/>Aria:<text:tab/>Guter Hirte, dieſes Hertze geb ich dir zu eigen hin<text:tab/>1<text:span text:style-name="T6"><text:line-break/><text:line-break/></text:span>Das danckbare<text:span text:style-name="T18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8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36">p a r s <text:s text:c="2"/></text:span><text:span text:style-name="T137">i</text:span><text:span text:style-name="T138">I</text:span><text:span text:style-name="T139">i</text:span></text:p>
      <text:p text:style-name="P16"/>
      <text:p text:style-name="P40"><text:span text:style-name="T182">3.1<text:tab/>Recitativo: <text:tab/>Kaum geht der Sonnen Licht<text:tab/>1</text:span><text:span text:style-name="T88"><text:line-break/><text:line-break/></text:span><text:span text:style-name="T182">Der</text:span><text:span text:style-name="T88"><text:tab/></text:span><text:span text:style-name="T89">Kaum geht der Sonnen Licht</text:span><text:span text:style-name="T88"><text:line-break/></text:span><text:span text:style-name="T18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3">Das</text:span><text:span text:style-name="T89"><text:tab/>Verdammter Satans Griff</text:span><text:span text:style-name="T90">,</text:span><text:span text:style-name="T89"><text:line-break/></text:span><text:span text:style-name="T183">erſchrockene</text:span><text:span text:style-name="T89"><text:tab/>wodurch er viele Seelen fället!<text:line-break/></text:span><text:span text:style-name="T18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8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8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8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86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87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88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89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90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91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92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0"><text:span text:style-name="T193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0"/>
      <text:p text:style-name="P90"/>
      <text:p text:style-name="P91"><text:span text:style-name="T194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1"/>
      <text:p text:style-name="P91"/>
      <text:p text:style-name="P92"><text:span text:style-name="T195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2"/>
      <text:p text:style-name="P92"/>
      <text:p text:style-name="P93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3"/>
      <text:p text:style-name="P93"/>
      <text:p text:style-name="P94"><text:span text:style-name="T196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4"/>
      <text:p text:style-name="P94"/>
      <text:p text:style-name="P96"><text:span text:style-name="T198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0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1">or:</text:span><text:span text:style-name="T121"> o]</text:span><text:span text:style-name="T119"> ſo zeige mir dein Leiden,<text:line-break/><text:tab/></text:span><text:span text:style-name="T121">das gantz [</text:span><text:span text:style-name="T201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6"/>
      <text:p text:style-name="P96"/>
      <text:p text:style-name="P97"><text:span text:style-name="T199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7"/>
      <text:p text:style-name="P97"/>
      <text:p text:style-name="P99"><text:span text:style-name="T136">p a r s <text:s text:c="2"/></text:span><text:span text:style-name="T137">i</text:span><text:span text:style-name="T140"> v</text:span></text:p>
      <text:p text:style-name="P100"/>
      <text:p text:style-name="P98"><text:span text:style-name="T202">4.1</text:span><text:tab/>Choral: <text:tab/><text:span text:style-name="T202">Seele, geh auf Golgatha<text:tab/>1</text:span><text:span text:style-name="T124"><text:line-break/><text:line-break/></text:span><text:span text:style-name="T202">Chor</text:span><text:span text:style-name="T124"><text:tab/>Seele, geh auf Golgath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0T22:11:08.237403814</dc:date>
    <dc:creator>Wolfgang Skala</dc:creator>
    <meta:editing-duration>P9DT15H57M53S</meta:editing-duration>
    <meta:editing-cycles>884</meta:editing-cycles>
    <meta:generator>LibreOffice/4.2.8.2$Linux_X86_64 LibreOffice_project/420m0$Build-2</meta:generator>
    <meta:document-statistic meta:table-count="0" meta:image-count="1" meta:object-count="0" meta:page-count="21" meta:paragraph-count="88" meta:word-count="4636" meta:character-count="28308" meta:non-whitespace-character-count="23157"/>
  </office:meta>
</office:document-meta>
</file>